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94d1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</style:style>
    <style:style style:name="P4" style:family="paragraph" style:parent-style-name="Text_20_body">
      <style:text-properties officeooo:paragraph-rsid="001aa83d"/>
    </style:style>
    <style:style style:name="P5" style:family="paragraph" style:parent-style-name="Text_20_body">
      <style:text-properties officeooo:paragraph-rsid="001b94d1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aa83d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aa83d" officeooo:paragraph-rsid="001aa83d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paragraph-rsid="001aa83d" style:font-weight-asian="bold" style:font-weight-complex="bold"/>
    </style:style>
    <style:style style:name="P10" style:family="paragraph" style:parent-style-name="Heading_20_3">
      <style:paragraph-properties fo:break-before="page"/>
      <style:text-properties officeooo:paragraph-rsid="001b94d1"/>
    </style:style>
    <style:style style:name="P11" style:family="paragraph" style:parent-style-name="Text_20_body" style:list-style-name="L3">
      <style:text-properties officeooo:paragraph-rsid="001b94d1"/>
    </style:style>
    <style:style style:name="P12" style:family="paragraph" style:parent-style-name="Text_20_body">
      <style:text-properties officeooo:rsid="001b94d1" officeooo:paragraph-rsid="001b94d1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1aa83d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officeooo:paragraph-rsid="001aa83d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aa83d" officeooo:paragraph-rsid="001aa83d"/>
    </style:style>
    <style:style style:name="T1" style:family="text">
      <style:text-properties officeooo:rsid="00028bc7"/>
    </style:style>
    <style:style style:name="T2" style:family="text">
      <style:text-properties officeooo:rsid="001aa83d"/>
    </style:style>
    <style:style style:name="T3" style:family="text">
      <style:text-properties style:font-name="Liberation Mono" officeooo:rsid="001aa83d" style:font-name-asian="Noto Sans Mono CJK SC" style:font-name-complex="Liberation Mono"/>
    </style:style>
    <style:style style:name="T4" style:family="text">
      <style:text-properties style:font-name="Liberation Mono" officeooo:rsid="001b94d1" style:font-name-asian="Noto Sans Mono CJK SC" style:font-name-complex="Liberation Mono"/>
    </style:style>
    <style:style style:name="T5" style:family="text">
      <style:text-properties style:font-name="Liberation Mono" fo:font-size="9pt" officeooo:rsid="001bd49f" style:font-name-asian="Noto Sans Mono CJK SC" style:font-size-asian="10pt" style:font-name-complex="Liberation Mono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a83d" style:font-weight-asian="bold" style:font-weight-complex="bold"/>
    </style:style>
    <style:style style:name="T8" style:family="text">
      <style:text-properties officeooo:rsid="001b94d1"/>
    </style:style>
    <style:style style:name="T9" style:family="text">
      <style:text-properties fo:font-size="9pt"/>
    </style:style>
    <style:style style:name="T10" style:family="text">
      <style:text-properties fo:font-size="9pt" officeooo:rsid="001bd49f"/>
    </style:style>
    <style:style style:name="T11" style:family="text">
      <style:text-properties fo:color="#006633" fo:font-size="9pt"/>
    </style:style>
    <style:style style:name="T12" style:family="text">
      <style:text-properties fo:color="#009900" fo:font-size="9pt"/>
    </style:style>
    <style:style style:name="T13" style:family="text">
      <style:text-properties fo:color="#000000" fo:font-size="9pt" fo:font-weight="bold"/>
    </style:style>
    <style:style style:name="T14" style:family="text">
      <style:text-properties fo:color="#0000ff" fo:font-size="9pt"/>
    </style:style>
    <style:style style:name="T15" style:family="text">
      <style:text-properties fo:color="#cc66cc" fo:font-size="9pt"/>
    </style:style>
    <style:style style:name="T16" style:family="text">
      <style:text-properties fo:color="#339933" fo:font-size="9pt"/>
    </style:style>
    <style:style style:name="T17" style:family="text">
      <style:text-properties officeooo:rsid="001bd49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e héritage et inter<text:span text:style-name="T1">f</text:span>aces</text:p>
      <text:p text:style-name="P4">Le directeur d'une entreprise de produits chimiques souhaite gérer les salaires et primes de ses employés au moyen d'un programme <text:span text:style-name="T1">informatique.</text:span>Un employé est caractérisé par son nom, son prénom, son âge et sa date d'entrée en service dans l'entreprise.</text:p>
      <text:p text:style-name="P4">- Dans un<text:span text:style-name="T1">e</text:span> <text:span text:style-name="T6">classe abstraite</text:span> <text:span text:style-name="Teletype"><text:span text:style-name="T3">Employe</text:span></text:span> dotée des attributs nécessaires, d'une méthode abstraite <text:span text:style-name="Teletype">calculerSalaire</text:span> (ce calcul dépendra en effet du type de l'employé) et d'une méthode <text:span text:style-name="Teletype">getNom</text:span> retournant une chaîne de caractère obtenue en concaténant la chaîne de caractères "<text:span text:style-name="Teletype"><text:span text:style-name="T2">L’employé</text:span></text:span>" avec le prénom et le nom.<text:line-break/>Dotez également votre classe d'un constructeur prenant en paramètre l'ensemble des attributs nécessaires.</text:p>
      <text:p text:style-name="P4"><text:span text:style-name="T2">- </text:span><text:span text:style-name="T7">Calcul du salaire</text:span><text:span text:style-name="T2"><text:line-break/></text:span> Le calcul du salaire mensuel dépend du type de l'employé. On distingue les types d'employés suivants :</text:p>
      <text:list xml:id="list802207525" text:style-name="L1">
        <text:list-item>
          <text:p text:style-name="P13">Ceux affectés à la <text:span text:style-name="Emphasis">Vente</text:span>. Leur salaire mensuel est le 20% du <text:span text:style-name="Emphasis">chiffre d'affaire</text:span> qu'ils réalisent mensuellement, plus 400 Francs. </text:p>
        </text:list-item>
        <text:list-item>
          <text:p text:style-name="P13">Ceux affectés à la <text:span text:style-name="Emphasis">Représentation</text:span>. Leur salaire mensuel est également le 20% du <text:span text:style-name="Emphasis">chiffre d'affaire</text:span> qu'ils réalisent mensuellement, plus 800 Francs. </text:p>
        </text:list-item>
        <text:list-item>
          <text:p text:style-name="P13">Ceux affectés à la <text:span text:style-name="Emphasis">Production</text:span>. Leur salaire vaut le <text:span text:style-name="Emphasis">nombre d'unités</text:span> produites mensuellement multipliées par 5. </text:p>
        </text:list-item>
        <text:list-item>
          <text:p text:style-name="P13">Ceux affectés à la <text:span text:style-name="Emphasis">Manutention</text:span>. Leur salaire vaut leur <text:span text:style-name="Emphasis">nombre d'heures</text:span> de travail mensuel multipliées par 65 francs. </text:p>
        </text:list-item>
      </text:list>
      <text:p text:style-name="P8">Créer une hiérarchie de classes pour les employés en respectant les conditions suivantes :</text:p>
      <text:list xml:id="list2879044587" text:style-name="L2">
        <text:list-item>
          <text:p text:style-name="P14"><text:span text:style-name="T2">La super-classe de la hiérarchie doit être la classe </text:span><text:span text:style-name="Teletype"><text:span text:style-name="T2">Employe</text:span></text:span><text:span text:style-name="T2">. </text:span></text:p>
        </text:list-item>
        <text:list-item>
          <text:p text:style-name="P14">Les nouvelles classes doivent contenir les attributs qui leur sont spécifiques ainsi que le codage approprié des méthodes <text:span text:style-name="Teletype">calculerSalaire</text:span> et <text:span text:style-name="Teletype">getNom</text:span>, en changeant le mot "employé" par la catégorie correspondante. </text:p>
        </text:list-item>
        <text:list-item>
          <text:p text:style-name="P14">Chaque sous classe est dotée de constructeur prenant en argument l'ensemble des attributs nécessaires. </text:p>
        </text:list-item>
      </text:list>
      <text:p text:style-name="P8">N'hésitez pas à introduire des classes intermédiaires pour éviter au maximum les redondances d'attributs et de méthodes dans les sous-classes </text:p>
      <text:p text:style-name="P7"/>
      <text:p text:style-name="P9">Employés à risques</text:p>
      <text:p text:style-name="P4">Certains employés des secteurs <text:span text:style-name="Emphasis">production</text:span> et <text:span text:style-name="Emphasis">manutention</text:span> sont appelés à fabriquer et manipuler des produits dangereux.</text:p>
      <text:p text:style-name="P4">Après plusieurs négociations syndicales, ces derniers parviennent à obtenir une prime de risque mensuelle.</text:p>
      <text:p text:style-name="P4">Complétez votre programme en introduisant deux nouvelles sous-classes d'employés. Ces sous-classes désigneront les employés des secteurs <text:span text:style-name="Emphasis">production</text:span> et <text:span text:style-name="Emphasis">manutention</text:span> travaillant avec des produits dangereux.</text:p>
      <text:p text:style-name="P8">Ajouter également à votre programme une interface pour les <text:span text:style-name="Emphasis">employés à risque</text:span> permettant de leur associer une <text:span text:style-name="Emphasis">prime mensuelle</text:span> fixe de 200.-.</text:p>
      <text:h text:style-name="P10" text:outline-level="3">Collection d'employés</text:h>
      <text:p text:style-name="P5">Satisfait de la hiérarchie proposée, notre directeur souhaite maintenant l'exploiter pour afficher le salaire de tous ses employés ainsi que le salaire moyen.</text:p>
      <text:p text:style-name="Text_20_body">Ajoutez une classe <text:span text:style-name="Teletype">Personnel</text:span> contenant une "collection" d'employés. Il s'agira d'un <text:span text:style-name="T8">tableau</text:span> <text:s/>d'<text:span text:style-name="T8">employés.</text:span></text:p>
      <text:p text:style-name="P5">Définissez ensuite les méthodes suivantes à la classe <text:span text:style-name="Teletype">Personnel</text:span> :</text:p>
      <text:list xml:id="list1995551018" text:style-name="L3">
        <text:list-item>
          <text:p text:style-name="P11"><text:span text:style-name="Teletype">void ajouterEmploye(Employe)</text:span> </text:p>
          <text:p text:style-name="P11">qui ajoute un employé à la collection.</text:p>
        </text:list-item>
        <text:list-item>
          <text:p text:style-name="P11"><text:span text:style-name="Teletype">void calculerSalaires()</text:span></text:p>
          <text:p text:style-name="P11">qui affiche le salaire de chacun des employés de la collection.</text:p>
        </text:list-item>
        <text:list-item>
          <text:p text:style-name="P11"><text:span text:style-name="Teletype"><text:span text:style-name="T4">float</text:span></text:span><text:span text:style-name="Teletype"> salaireMoyen()</text:span></text:p>
          <text:p text:style-name="P11">qui affiche le salaire moyen des employés de la collection.</text:p>
        </text:list-item>
      </text:list>
      <text:p text:style-name="P5"/>
      <text:p text:style-name="P12">Tester le programme </text:p>
      <text:p text:style-name="P1"><text:s text:c="5"/><text:span text:style-name="T5">$</text:span><text:span text:style-name="T9">p </text:span><text:span text:style-name="T16">=</text:span><text:span text:style-name="T9"> </text:span><text:span text:style-name="T13">new</text:span><text:span text:style-name="T9"> Personnel</text:span><text:span text:style-name="T12">()</text:span><text:span text:style-name="T16">;</text:span></text:p>
      <text:p text:style-name="P2"><text:s text:c="5"/><text:span text:style-name="T17">$</text:span><text:span text:style-name="T9">p-</text:span><text:span text:style-name="T10">&gt;</text:span><text:span text:style-name="T11">ajouterEmploye</text:span><text:span text:style-name="T12">(</text:span><text:span text:style-name="T13">new</text:span><text:span text:style-name="T9"> Vendeur</text:span><text:span text:style-name="T12">(</text:span><text:span text:style-name="T14">"Pierre"</text:span><text:span text:style-name="T9">, </text:span><text:span text:style-name="T14">"Business"</text:span><text:span text:style-name="T9">, </text:span><text:span text:style-name="T15">45</text:span><text:span text:style-name="T9">, </text:span><text:span text:style-name="T14">"1995"</text:span><text:span text:style-name="T9">, </text:span><text:span text:style-name="T15">30000</text:span><text:span text:style-name="T12">))</text:span><text:span text:style-name="T16">;</text:span></text:p>
      <text:p text:style-name="P2"><text:s text:c="5"/><text:span text:style-name="T17">$</text:span><text:span text:style-name="T9">p-</text:span><text:span text:style-name="T10">&gt;</text:span><text:span text:style-name="T11">ajouterEmploye</text:span><text:span text:style-name="T12">(</text:span><text:span text:style-name="T13">new</text:span><text:span text:style-name="T9"> Representant</text:span><text:span text:style-name="T12">(</text:span><text:span text:style-name="T14">"Léon"</text:span><text:span text:style-name="T9">, </text:span><text:span text:style-name="T14">"Vendtout"</text:span><text:span text:style-name="T9">, </text:span><text:span text:style-name="T15">25</text:span><text:span text:style-name="T9">, </text:span><text:span text:style-name="T14">"2001"</text:span><text:span text:style-name="T9">, </text:span><text:span text:style-name="T15">20000</text:span><text:span text:style-name="T12">))</text:span><text:span text:style-name="T16">;</text:span></text:p>
      <text:p text:style-name="P2"><text:s text:c="5"/><text:span text:style-name="T17">$</text:span><text:span text:style-name="T9">p-</text:span><text:span text:style-name="T10">&gt;</text:span><text:span text:style-name="T11">ajouterEmploye</text:span><text:span text:style-name="T12">(</text:span><text:span text:style-name="T13">new</text:span><text:span text:style-name="T9"> Technicien</text:span><text:span text:style-name="T12">(</text:span><text:bookmark-start text:name="__DdeLink__512_1283133484"/><text:span text:style-name="T14">"Yves"</text:span><text:span text:style-name="T9">, </text:span><text:span text:style-name="T14">"Bosseur"</text:span><text:span text:style-name="T9">, </text:span><text:span text:style-name="T15">28</text:span><text:span text:style-name="T9">, </text:span><text:span text:style-name="T14">"1998"</text:span><text:span text:style-name="T9">, </text:span><text:span text:style-name="T15">1000</text:span><text:bookmark-end text:name="__DdeLink__512_1283133484"/><text:span text:style-name="T12">))</text:span><text:span text:style-name="T16">;</text:span></text:p>
      <text:p text:style-name="P2"><text:s text:c="5"/><text:span text:style-name="T17">$</text:span><text:span text:style-name="T9">p-</text:span><text:span text:style-name="T10">&gt;</text:span><text:span text:style-name="T11">ajouterEmploye</text:span><text:span text:style-name="T12">(</text:span><text:span text:style-name="T13">new</text:span><text:span text:style-name="T9"> Manutentionnaire</text:span><text:span text:style-name="T12">(</text:span><text:span text:style-name="T14">"Jeanne"</text:span><text:span text:style-name="T9">, </text:span><text:span text:style-name="T14">"Stocketout"</text:span><text:span text:style-name="T9">, </text:span><text:span text:style-name="T15">32</text:span><text:span text:style-name="T9">, </text:span><text:span text:style-name="T14">"1998"</text:span><text:span text:style-name="T9">, </text:span><text:span text:style-name="T15">45</text:span><text:span text:style-name="T12">))</text:span><text:span text:style-name="T16">;</text:span></text:p>
      <text:p text:style-name="P2"><text:s text:c="5"/><text:span text:style-name="T17">$</text:span><text:span text:style-name="T9">p-</text:span><text:span text:style-name="T10">&gt;</text:span><text:span text:style-name="T11">ajouterEmploye</text:span><text:span text:style-name="T12">(</text:span><text:span text:style-name="T13">new</text:span><text:span text:style-name="T9"> TechnARisque</text:span><text:span text:style-name="T12">(</text:span><text:span text:style-name="T14">"Jean"</text:span><text:span text:style-name="T9">, </text:span><text:span text:style-name="T14">"Flippe"</text:span><text:span text:style-name="T9">, </text:span><text:span text:style-name="T15">28</text:span><text:span text:style-name="T9">, </text:span><text:span text:style-name="T14">"2000"</text:span><text:span text:style-name="T9">, </text:span><text:span text:style-name="T15">1000</text:span><text:span text:style-name="T12">))</text:span><text:span text:style-name="T16">;</text:span></text:p>
      <text:p text:style-name="P3"><text:s text:c="5"/><text:span text:style-name="T17">$</text:span><text:span text:style-name="T9">p-</text:span><text:span text:style-name="T10">&gt;</text:span><text:span text:style-name="T11">ajouterEmploye</text:span><text:span text:style-name="T12">(</text:span><text:span text:style-name="T13">new</text:span><text:span text:style-name="T9"> ManutARisque</text:span><text:span text:style-name="T12">(</text:span><text:span text:style-name="T14">"Al"</text:span><text:span text:style-name="T9">, </text:span><text:span text:style-name="T14">"Abordage"</text:span><text:span text:style-name="T9">, </text:span><text:span text:style-name="T15">30</text:span><text:span text:style-name="T9">, </text:span><text:span text:style-name="T14">"2001"</text:span><text:span text:style-name="T9">, </text:span><text:span text:style-name="T15">45</text:span><text:span text:style-name="T12">))</text:span><text:span text:style-name="T16">;</text:span></text:p>
      <text:p text:style-name="Preformatted_20_Text">et afficher le salaire moyen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0:50:46.736132686</meta:creation-date>
    <dc:date>2020-10-20T14:17:23.790490212</dc:date>
    <meta:editing-duration>PT1H6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508" meta:character-count="3654" meta:non-whitespace-character-count="3149"/>
  </office:meta>
</office:document-meta>
</file>